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19K00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4448" calcext:value-type="float">
            <text:p>34.06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9K00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288" calcext:value-type="float">
            <text:p>34.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9K00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4152" calcext:value-type="float">
            <text:p>34.7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9K00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108" calcext:value-type="float">
            <text:p>35.31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9K00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148" calcext:value-type="float">
            <text:p>34.70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9K00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572" calcext:value-type="float">
            <text:p>34.3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9K00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9K00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5944" calcext:value-type="float">
            <text:p>35.36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9K00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012" calcext:value-type="float">
            <text:p>35.2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9K00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0312" calcext:value-type="float">
            <text:p>34.5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9K00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6864" calcext:value-type="float">
            <text:p>35.10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9K00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5776" calcext:value-type="float">
            <text:p>35.54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9K00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248" calcext:value-type="float">
            <text:p>35.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9K00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876" calcext:value-type="float">
            <text:p>35.79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9K00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3816" calcext:value-type="float">
            <text:p>35.10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9K00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1624" calcext:value-type="float">
            <text:p>35.09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9K00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3064" calcext:value-type="float">
            <text:p>35.18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9K00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156" calcext:value-type="float">
            <text:p>35.34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9K00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5296" calcext:value-type="float">
            <text:p>35.5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9K00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7616" calcext:value-type="float">
            <text:p>35.02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9K00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3768" calcext:value-type="float">
            <text:p>36.24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9K0001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9K0001</text:p>
          </table:table-cell>
          <table:table-cell office:value-type="string" calcext:value-type="string">
            <text:p>196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